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0629921259842pt" style:use-optimal-column-width="true"/>
    </style:style>
    <style:style style:name="ACOL-2" style:family="table-column">
      <style:table-column-properties style:column-width="146.25pt" style:use-optimal-column-width="true"/>
    </style:style>
    <style:style style:name="ACOL-3" style:family="table-column"/>
    <style:style style:name="ACOL-4" style:family="table-column">
      <style:table-column-properties style:column-width="153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77.2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4"/>
        <table:table-column table:style-name="ACOL-2"/>
        <table:table-column table:style-name="ACOL-0"/>
        <table:table-column table:style-name="ACOL-4"/>
        <table:table-column table:style-name="ACOL-0" table:number-columns-repeated="120"/>
        <table:table-row table:style-name="AROW-1">
          <table:table-cell table:style-name="Gnumeric-default" office:value-type="float" office:value="81">
            <text:p>81</text:p>
          </table:table-cell>
          <table:table-cell table:style-name="Gnumeric-default" table:formula="of:=[.A1]/4" office:value-type="float" office:value="20.25">
            <text:p>20.25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1st sort</text:p>
          </table:table-cell>
          <table:table-cell table:style-name="Gnumeric-default" office:value-type="string">
            <text:p>2nd sort</text:p>
          </table:table-cell>
          <table:table-cell table:style-name="Gnumeric-default" office:value-type="string">
            <text:p>3rd sort</text:p>
          </table:table-cell>
          <table:table-cell table:number-columns-repeated="124" table:style-name="Gnumeric-default"/>
        </table:table-row>
        <table:table-row table:style-name="AROW-2">
          <table:table-cell table:style-name="Gnumeric-default" office:value-type="string">
            <text:p>G</text:p>
          </table:table-cell>
          <table:table-cell table:style-name="Gnumeric-default" office:value-type="string">
            <text:p>blue</text:p>
          </table:table-cell>
          <table:table-cell table:style-name="Gnumeric-default" office:value-type="string">
            <text:p>cat</text:p>
          </table:table-cell>
          <table:table-cell table:style-name="Gnumeric-default" office:value-type="string">
            <text:p>on a bike</text:p>
          </table:table-cell>
          <table:table-cell table:style-name="Gnumeric-default"/>
          <table:table-cell table:style-name="Gnumeric-default" table:formula="of:=CONCATENATE(&quot;a &quot;;[.B3];&quot; &quot;;[.C3];&quot; &quot;;[.D3])" office:value-type="string" office:string-value="a blue cat on a bike">
            <text:p>a blue cat on a bike</text:p>
          </table:table-cell>
          <table:table-cell table:style-name="Gnumeric-default"/>
          <table:table-cell table:style-name="Gnumeric-default" table:formula="of:=CONCATENATE(&quot;# &quot;;[.A3];CHAR(10);CHAR(10);&quot;- &quot;;[.F3];CHAR(10);CHAR(10);&quot;\pagebreak&quot;;CHAR(10))" office:value-type="string" office:string-value="# G&#10;&#10;- a blue cat on a bike&#10;&#10;\pagebreak&#10;">
            <text:p># G<text:line-break/><text:line-break/>- a blue cat on a bike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A</text:p>
          </table:table-cell>
          <table:table-cell table:style-name="Gnumeric-default" office:value-type="string">
            <text:p>blue</text:p>
          </table:table-cell>
          <table:table-cell table:style-name="Gnumeric-default" office:value-type="string">
            <text:p>cat</text:p>
          </table:table-cell>
          <table:table-cell table:style-name="Gnumeric-default" office:value-type="string">
            <text:p>in a car</text:p>
          </table:table-cell>
          <table:table-cell table:style-name="Gnumeric-default"/>
          <table:table-cell table:style-name="Gnumeric-default" table:formula="of:=CONCATENATE(&quot;a &quot;;[.B4];&quot; &quot;;[.C4];&quot; &quot;;[.D4])" office:value-type="string" office:string-value="a blue cat in a car">
            <text:p>a blue cat in a car</text:p>
          </table:table-cell>
          <table:table-cell table:style-name="Gnumeric-default"/>
          <table:table-cell table:style-name="Gnumeric-default" table:formula="of:=CONCATENATE(&quot;# &quot;;[.A4];CHAR(10);CHAR(10);&quot;- &quot;;[.F4];CHAR(10);CHAR(10);&quot;\pagebreak&quot;;CHAR(10))" office:value-type="string" office:string-value="# A&#10;&#10;- a blue cat in a car&#10;&#10;\pagebreak&#10;">
            <text:p># A<text:line-break/><text:line-break/>- a blue cat in a car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M</text:p>
          </table:table-cell>
          <table:table-cell table:style-name="Gnumeric-default" office:value-type="string">
            <text:p>blue</text:p>
          </table:table-cell>
          <table:table-cell table:style-name="Gnumeric-default" office:value-type="string">
            <text:p>cat</text:p>
          </table:table-cell>
          <table:table-cell table:style-name="Gnumeric-default" office:value-type="string">
            <text:p>on foot</text:p>
          </table:table-cell>
          <table:table-cell table:style-name="Gnumeric-default"/>
          <table:table-cell table:style-name="Gnumeric-default" table:formula="of:=CONCATENATE(&quot;a &quot;;[.B5];&quot; &quot;;[.C5];&quot; &quot;;[.D5])" office:value-type="string" office:string-value="a blue cat on foot">
            <text:p>a blue cat on foot</text:p>
          </table:table-cell>
          <table:table-cell table:style-name="Gnumeric-default"/>
          <table:table-cell table:style-name="Gnumeric-default" table:formula="of:=CONCATENATE(&quot;# &quot;;[.A5];CHAR(10);CHAR(10);&quot;- &quot;;[.F5];CHAR(10);CHAR(10);&quot;\pagebreak&quot;;CHAR(10))" office:value-type="string" office:string-value="# M&#10;&#10;- a blue cat on foot&#10;&#10;\pagebreak&#10;">
            <text:p># M<text:line-break/><text:line-break/>- a blue cat on foot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E</text:p>
          </table:table-cell>
          <table:table-cell table:style-name="Gnumeric-default" office:value-type="string">
            <text:p>blue</text:p>
          </table:table-cell>
          <table:table-cell table:style-name="Gnumeric-default" office:value-type="string">
            <text:p>cat</text:p>
          </table:table-cell>
          <table:table-cell table:style-name="Gnumeric-default" office:value-type="string">
            <text:p>in a hot airballoon</text:p>
          </table:table-cell>
          <table:table-cell table:style-name="Gnumeric-default"/>
          <table:table-cell table:style-name="Gnumeric-default" table:formula="of:=CONCATENATE(&quot;a &quot;;[.B6];&quot; &quot;;[.C6];&quot; &quot;;[.D6])" office:value-type="string" office:string-value="a blue cat in a hot airballoon">
            <text:p>a blue cat in a hot airballoon</text:p>
          </table:table-cell>
          <table:table-cell table:style-name="Gnumeric-default"/>
          <table:table-cell table:style-name="Gnumeric-default" table:formula="of:=CONCATENATE(&quot;# &quot;;[.A6];CHAR(10);CHAR(10);&quot;- &quot;;[.F6];CHAR(10);CHAR(10);&quot;\pagebreak&quot;;CHAR(10))" office:value-type="string" office:string-value="# E&#10;&#10;- a blue cat in a hot airballoon&#10;&#10;\pagebreak&#10;">
            <text:p># E<text:line-break/><text:line-break/>- a blue cat in a hot airballoon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S</text:p>
          </table:table-cell>
          <table:table-cell table:style-name="Gnumeric-default" office:value-type="string">
            <text:p>blue</text:p>
          </table:table-cell>
          <table:table-cell table:style-name="Gnumeric-default" office:value-type="string">
            <text:p>cat</text:p>
          </table:table-cell>
          <table:table-cell table:style-name="Gnumeric-default" office:value-type="string">
            <text:p>on a train </text:p>
          </table:table-cell>
          <table:table-cell table:style-name="Gnumeric-default"/>
          <table:table-cell table:style-name="Gnumeric-default" table:formula="of:=CONCATENATE(&quot;a &quot;;[.B7];&quot; &quot;;[.C7];&quot; &quot;;[.D7])" office:value-type="string" office:string-value="a blue cat on a train ">
            <text:p>a blue cat on a train </text:p>
          </table:table-cell>
          <table:table-cell table:style-name="Gnumeric-default"/>
          <table:table-cell table:style-name="Gnumeric-default" table:formula="of:=CONCATENATE(&quot;# &quot;;[.A7];CHAR(10);CHAR(10);&quot;- &quot;;[.F7];CHAR(10);CHAR(10);&quot;\pagebreak&quot;;CHAR(10))" office:value-type="string" office:string-value="# S&#10;&#10;- a blue cat on a train &#10;&#10;\pagebreak&#10;">
            <text:p># S<text:line-break/><text:line-break/>- a blue cat on a train 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C</text:p>
          </table:table-cell>
          <table:table-cell table:style-name="Gnumeric-default" office:value-type="string">
            <text:p>blue</text:p>
          </table:table-cell>
          <table:table-cell table:style-name="Gnumeric-default" office:value-type="string">
            <text:p>dog</text:p>
          </table:table-cell>
          <table:table-cell table:style-name="Gnumeric-default" office:value-type="string">
            <text:p>on a bike</text:p>
          </table:table-cell>
          <table:table-cell table:style-name="Gnumeric-default"/>
          <table:table-cell table:style-name="Gnumeric-default" table:formula="of:=CONCATENATE(&quot;a &quot;;[.B8];&quot; &quot;;[.C8];&quot; &quot;;[.D8])" office:value-type="string" office:string-value="a blue dog on a bike">
            <text:p>a blue dog on a bike</text:p>
          </table:table-cell>
          <table:table-cell table:style-name="Gnumeric-default"/>
          <table:table-cell table:style-name="Gnumeric-default" table:formula="of:=CONCATENATE(&quot;# &quot;;[.A8];CHAR(10);CHAR(10);&quot;- &quot;;[.F8];CHAR(10);CHAR(10);&quot;\pagebreak&quot;;CHAR(10))" office:value-type="string" office:string-value="# C&#10;&#10;- a blue dog on a bike&#10;&#10;\pagebreak&#10;">
            <text:p># C<text:line-break/><text:line-break/>- a blue dog on a bike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O</text:p>
          </table:table-cell>
          <table:table-cell table:style-name="Gnumeric-default" office:value-type="string">
            <text:p>blue</text:p>
          </table:table-cell>
          <table:table-cell table:style-name="Gnumeric-default" office:value-type="string">
            <text:p>dog</text:p>
          </table:table-cell>
          <table:table-cell table:style-name="Gnumeric-default" office:value-type="string">
            <text:p>in a car</text:p>
          </table:table-cell>
          <table:table-cell table:style-name="Gnumeric-default"/>
          <table:table-cell table:style-name="Gnumeric-default" table:formula="of:=CONCATENATE(&quot;a &quot;;[.B9];&quot; &quot;;[.C9];&quot; &quot;;[.D9])" office:value-type="string" office:string-value="a blue dog in a car">
            <text:p>a blue dog in a car</text:p>
          </table:table-cell>
          <table:table-cell table:style-name="Gnumeric-default"/>
          <table:table-cell table:style-name="Gnumeric-default" table:formula="of:=CONCATENATE(&quot;# &quot;;[.A9];CHAR(10);CHAR(10);&quot;- &quot;;[.F9];CHAR(10);CHAR(10);&quot;\pagebreak&quot;;CHAR(10))" office:value-type="string" office:string-value="# O&#10;&#10;- a blue dog in a car&#10;&#10;\pagebreak&#10;">
            <text:p># O<text:line-break/><text:line-break/>- a blue dog in a car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M</text:p>
          </table:table-cell>
          <table:table-cell table:style-name="Gnumeric-default" office:value-type="string">
            <text:p>blue</text:p>
          </table:table-cell>
          <table:table-cell table:style-name="Gnumeric-default" office:value-type="string">
            <text:p>dog</text:p>
          </table:table-cell>
          <table:table-cell table:style-name="Gnumeric-default" office:value-type="string">
            <text:p>on foot</text:p>
          </table:table-cell>
          <table:table-cell table:style-name="Gnumeric-default"/>
          <table:table-cell table:style-name="Gnumeric-default" table:formula="of:=CONCATENATE(&quot;a &quot;;[.B10];&quot; &quot;;[.C10];&quot; &quot;;[.D10])" office:value-type="string" office:string-value="a blue dog on foot">
            <text:p>a blue dog on foot</text:p>
          </table:table-cell>
          <table:table-cell table:style-name="Gnumeric-default"/>
          <table:table-cell table:style-name="Gnumeric-default" table:formula="of:=CONCATENATE(&quot;# &quot;;[.A10];CHAR(10);CHAR(10);&quot;- &quot;;[.F10];CHAR(10);CHAR(10);&quot;\pagebreak&quot;;CHAR(10))" office:value-type="string" office:string-value="# M&#10;&#10;- a blue dog on foot&#10;&#10;\pagebreak&#10;">
            <text:p># M<text:line-break/><text:line-break/>- a blue dog on foot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P</text:p>
          </table:table-cell>
          <table:table-cell table:style-name="Gnumeric-default" office:value-type="string">
            <text:p>blue</text:p>
          </table:table-cell>
          <table:table-cell table:style-name="Gnumeric-default" office:value-type="string">
            <text:p>dog</text:p>
          </table:table-cell>
          <table:table-cell table:style-name="Gnumeric-default" office:value-type="string">
            <text:p>in a hot airballoon</text:p>
          </table:table-cell>
          <table:table-cell table:style-name="Gnumeric-default"/>
          <table:table-cell table:style-name="Gnumeric-default" table:formula="of:=CONCATENATE(&quot;a &quot;;[.B11];&quot; &quot;;[.C11];&quot; &quot;;[.D11])" office:value-type="string" office:string-value="a blue dog in a hot airballoon">
            <text:p>a blue dog in a hot airballoon</text:p>
          </table:table-cell>
          <table:table-cell table:style-name="Gnumeric-default"/>
          <table:table-cell table:style-name="Gnumeric-default" table:formula="of:=CONCATENATE(&quot;# &quot;;[.A11];CHAR(10);CHAR(10);&quot;- &quot;;[.F11];CHAR(10);CHAR(10);&quot;\pagebreak&quot;;CHAR(10))" office:value-type="string" office:string-value="# P&#10;&#10;- a blue dog in a hot airballoon&#10;&#10;\pagebreak&#10;">
            <text:p># P<text:line-break/><text:line-break/>- a blue dog in a hot airballoon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U</text:p>
          </table:table-cell>
          <table:table-cell table:style-name="Gnumeric-default" office:value-type="string">
            <text:p>blue</text:p>
          </table:table-cell>
          <table:table-cell table:style-name="Gnumeric-default" office:value-type="string">
            <text:p>dog</text:p>
          </table:table-cell>
          <table:table-cell table:style-name="Gnumeric-default" office:value-type="string">
            <text:p>on a train </text:p>
          </table:table-cell>
          <table:table-cell table:style-name="Gnumeric-default"/>
          <table:table-cell table:style-name="Gnumeric-default" table:formula="of:=CONCATENATE(&quot;a &quot;;[.B12];&quot; &quot;;[.C12];&quot; &quot;;[.D12])" office:value-type="string" office:string-value="a blue dog on a train ">
            <text:p>a blue dog on a train </text:p>
          </table:table-cell>
          <table:table-cell table:style-name="Gnumeric-default"/>
          <table:table-cell table:style-name="Gnumeric-default" table:formula="of:=CONCATENATE(&quot;# &quot;;[.A12];CHAR(10);CHAR(10);&quot;- &quot;;[.F12];CHAR(10);CHAR(10);&quot;\pagebreak&quot;;CHAR(10))" office:value-type="string" office:string-value="# U&#10;&#10;- a blue dog on a train &#10;&#10;\pagebreak&#10;">
            <text:p># U<text:line-break/><text:line-break/>- a blue dog on a train 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T</text:p>
          </table:table-cell>
          <table:table-cell table:style-name="Gnumeric-default" office:value-type="string">
            <text:p>red</text:p>
          </table:table-cell>
          <table:table-cell table:style-name="Gnumeric-default" office:value-type="string">
            <text:p>cat</text:p>
          </table:table-cell>
          <table:table-cell table:style-name="Gnumeric-default" office:value-type="string">
            <text:p>on a bike</text:p>
          </table:table-cell>
          <table:table-cell table:style-name="Gnumeric-default"/>
          <table:table-cell table:style-name="Gnumeric-default" table:formula="of:=CONCATENATE(&quot;a &quot;;[.B13];&quot; &quot;;[.C13];&quot; &quot;;[.D13])" office:value-type="string" office:string-value="a red cat on a bike">
            <text:p>a red cat on a bike</text:p>
          </table:table-cell>
          <table:table-cell table:style-name="Gnumeric-default"/>
          <table:table-cell table:style-name="Gnumeric-default" table:formula="of:=CONCATENATE(&quot;# &quot;;[.A13];CHAR(10);CHAR(10);&quot;- &quot;;[.F13];CHAR(10);CHAR(10);&quot;\pagebreak&quot;;CHAR(10))" office:value-type="string" office:string-value="# T&#10;&#10;- a red cat on a bike&#10;&#10;\pagebreak&#10;">
            <text:p># T<text:line-break/><text:line-break/>- a red cat on a bike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I</text:p>
          </table:table-cell>
          <table:table-cell table:style-name="Gnumeric-default" office:value-type="string">
            <text:p>red</text:p>
          </table:table-cell>
          <table:table-cell table:style-name="Gnumeric-default" office:value-type="string">
            <text:p>cat</text:p>
          </table:table-cell>
          <table:table-cell table:style-name="Gnumeric-default" office:value-type="string">
            <text:p>in a car</text:p>
          </table:table-cell>
          <table:table-cell table:style-name="Gnumeric-default"/>
          <table:table-cell table:style-name="Gnumeric-default" table:formula="of:=CONCATENATE(&quot;a &quot;;[.B14];&quot; &quot;;[.C14];&quot; &quot;;[.D14])" office:value-type="string" office:string-value="a red cat in a car">
            <text:p>a red cat in a car</text:p>
          </table:table-cell>
          <table:table-cell table:style-name="Gnumeric-default"/>
          <table:table-cell table:style-name="Gnumeric-default" table:formula="of:=CONCATENATE(&quot;# &quot;;[.A14];CHAR(10);CHAR(10);&quot;- &quot;;[.F14];CHAR(10);CHAR(10);&quot;\pagebreak&quot;;CHAR(10))" office:value-type="string" office:string-value="# I&#10;&#10;- a red cat in a car&#10;&#10;\pagebreak&#10;">
            <text:p># I<text:line-break/><text:line-break/>- a red cat in a car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N</text:p>
          </table:table-cell>
          <table:table-cell table:style-name="Gnumeric-default" office:value-type="string">
            <text:p>red</text:p>
          </table:table-cell>
          <table:table-cell table:style-name="Gnumeric-default" office:value-type="string">
            <text:p>cat</text:p>
          </table:table-cell>
          <table:table-cell table:style-name="Gnumeric-default" office:value-type="string">
            <text:p>on foot</text:p>
          </table:table-cell>
          <table:table-cell table:style-name="Gnumeric-default"/>
          <table:table-cell table:style-name="Gnumeric-default" table:formula="of:=CONCATENATE(&quot;a &quot;;[.B15];&quot; &quot;;[.C15];&quot; &quot;;[.D15])" office:value-type="string" office:string-value="a red cat on foot">
            <text:p>a red cat on foot</text:p>
          </table:table-cell>
          <table:table-cell table:style-name="Gnumeric-default"/>
          <table:table-cell table:style-name="Gnumeric-default" table:formula="of:=CONCATENATE(&quot;# &quot;;[.A15];CHAR(10);CHAR(10);&quot;- &quot;;[.F15];CHAR(10);CHAR(10);&quot;\pagebreak&quot;;CHAR(10))" office:value-type="string" office:string-value="# N&#10;&#10;- a red cat on foot&#10;&#10;\pagebreak&#10;">
            <text:p># N<text:line-break/><text:line-break/>- a red cat on foot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G</text:p>
          </table:table-cell>
          <table:table-cell table:style-name="Gnumeric-default" office:value-type="string">
            <text:p>red</text:p>
          </table:table-cell>
          <table:table-cell table:style-name="Gnumeric-default" office:value-type="string">
            <text:p>cat</text:p>
          </table:table-cell>
          <table:table-cell table:style-name="Gnumeric-default" office:value-type="string">
            <text:p>in a hot airballoon</text:p>
          </table:table-cell>
          <table:table-cell table:style-name="Gnumeric-default"/>
          <table:table-cell table:style-name="Gnumeric-default" table:formula="of:=CONCATENATE(&quot;a &quot;;[.B16];&quot; &quot;;[.C16];&quot; &quot;;[.D16])" office:value-type="string" office:string-value="a red cat in a hot airballoon">
            <text:p>a red cat in a hot airballoon</text:p>
          </table:table-cell>
          <table:table-cell table:style-name="Gnumeric-default"/>
          <table:table-cell table:style-name="Gnumeric-default" table:formula="of:=CONCATENATE(&quot;# &quot;;[.A16];CHAR(10);CHAR(10);&quot;- &quot;;[.F16];CHAR(10);CHAR(10);&quot;\pagebreak&quot;;CHAR(10))" office:value-type="string" office:string-value="# G&#10;&#10;- a red cat in a hot airballoon&#10;&#10;\pagebreak&#10;">
            <text:p># G<text:line-break/><text:line-break/>- a red cat in a hot airballoon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R</text:p>
          </table:table-cell>
          <table:table-cell table:style-name="Gnumeric-default" office:value-type="string">
            <text:p>red</text:p>
          </table:table-cell>
          <table:table-cell table:style-name="Gnumeric-default" office:value-type="string">
            <text:p>cat</text:p>
          </table:table-cell>
          <table:table-cell table:style-name="Gnumeric-default" office:value-type="string">
            <text:p>on a train </text:p>
          </table:table-cell>
          <table:table-cell table:style-name="Gnumeric-default"/>
          <table:table-cell table:style-name="Gnumeric-default" table:formula="of:=CONCATENATE(&quot;a &quot;;[.B17];&quot; &quot;;[.C17];&quot; &quot;;[.D17])" office:value-type="string" office:string-value="a red cat on a train ">
            <text:p>a red cat on a train </text:p>
          </table:table-cell>
          <table:table-cell table:style-name="Gnumeric-default"/>
          <table:table-cell table:style-name="Gnumeric-default" table:formula="of:=CONCATENATE(&quot;# &quot;;[.A17];CHAR(10);CHAR(10);&quot;- &quot;;[.F17];CHAR(10);CHAR(10);&quot;\pagebreak&quot;;CHAR(10))" office:value-type="string" office:string-value="# R&#10;&#10;- a red cat on a train &#10;&#10;\pagebreak&#10;">
            <text:p># R<text:line-break/><text:line-break/>- a red cat on a train 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O</text:p>
          </table:table-cell>
          <table:table-cell table:style-name="Gnumeric-default" office:value-type="string">
            <text:p>red</text:p>
          </table:table-cell>
          <table:table-cell table:style-name="Gnumeric-default" office:value-type="string">
            <text:p>dog</text:p>
          </table:table-cell>
          <table:table-cell table:style-name="Gnumeric-default" office:value-type="string">
            <text:p>on a bike</text:p>
          </table:table-cell>
          <table:table-cell table:style-name="Gnumeric-default"/>
          <table:table-cell table:style-name="Gnumeric-default" table:formula="of:=CONCATENATE(&quot;a &quot;;[.B18];&quot; &quot;;[.C18];&quot; &quot;;[.D18])" office:value-type="string" office:string-value="a red dog on a bike">
            <text:p>a red dog on a bike</text:p>
          </table:table-cell>
          <table:table-cell table:style-name="Gnumeric-default"/>
          <table:table-cell table:style-name="Gnumeric-default" table:formula="of:=CONCATENATE(&quot;# &quot;;[.A18];CHAR(10);CHAR(10);&quot;- &quot;;[.F18];CHAR(10);CHAR(10);&quot;\pagebreak&quot;;CHAR(10))" office:value-type="string" office:string-value="# O&#10;&#10;- a red dog on a bike&#10;&#10;\pagebreak&#10;">
            <text:p># O<text:line-break/><text:line-break/>- a red dog on a bike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C</text:p>
          </table:table-cell>
          <table:table-cell table:style-name="Gnumeric-default" office:value-type="string">
            <text:p>red</text:p>
          </table:table-cell>
          <table:table-cell table:style-name="Gnumeric-default" office:value-type="string">
            <text:p>dog</text:p>
          </table:table-cell>
          <table:table-cell table:style-name="Gnumeric-default" office:value-type="string">
            <text:p>in a car</text:p>
          </table:table-cell>
          <table:table-cell table:style-name="Gnumeric-default"/>
          <table:table-cell table:style-name="Gnumeric-default" table:formula="of:=CONCATENATE(&quot;a &quot;;[.B19];&quot; &quot;;[.C19];&quot; &quot;;[.D19])" office:value-type="string" office:string-value="a red dog in a car">
            <text:p>a red dog in a car</text:p>
          </table:table-cell>
          <table:table-cell table:style-name="Gnumeric-default"/>
          <table:table-cell table:style-name="Gnumeric-default" table:formula="of:=CONCATENATE(&quot;# &quot;;[.A19];CHAR(10);CHAR(10);&quot;- &quot;;[.F19];CHAR(10);CHAR(10);&quot;\pagebreak&quot;;CHAR(10))" office:value-type="string" office:string-value="# C&#10;&#10;- a red dog in a car&#10;&#10;\pagebreak&#10;">
            <text:p># C<text:line-break/><text:line-break/>- a red dog in a car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K</text:p>
          </table:table-cell>
          <table:table-cell table:style-name="Gnumeric-default" office:value-type="string">
            <text:p>red</text:p>
          </table:table-cell>
          <table:table-cell table:style-name="Gnumeric-default" office:value-type="string">
            <text:p>dog</text:p>
          </table:table-cell>
          <table:table-cell table:style-name="Gnumeric-default" office:value-type="string">
            <text:p>on foot</text:p>
          </table:table-cell>
          <table:table-cell table:style-name="Gnumeric-default"/>
          <table:table-cell table:style-name="Gnumeric-default" table:formula="of:=CONCATENATE(&quot;a &quot;;[.B20];&quot; &quot;;[.C20];&quot; &quot;;[.D20])" office:value-type="string" office:string-value="a red dog on foot">
            <text:p>a red dog on foot</text:p>
          </table:table-cell>
          <table:table-cell table:style-name="Gnumeric-default"/>
          <table:table-cell table:style-name="Gnumeric-default" table:formula="of:=CONCATENATE(&quot;# &quot;;[.A20];CHAR(10);CHAR(10);&quot;- &quot;;[.F20];CHAR(10);CHAR(10);&quot;\pagebreak&quot;;CHAR(10))" office:value-type="string" office:string-value="# K&#10;&#10;- a red dog on foot&#10;&#10;\pagebreak&#10;">
            <text:p># K<text:line-break/><text:line-break/>- a red dog on foot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S</text:p>
          </table:table-cell>
          <table:table-cell table:style-name="Gnumeric-default" office:value-type="string">
            <text:p>red</text:p>
          </table:table-cell>
          <table:table-cell table:style-name="Gnumeric-default" office:value-type="string">
            <text:p>dog</text:p>
          </table:table-cell>
          <table:table-cell table:style-name="Gnumeric-default" office:value-type="string">
            <text:p>in a hot airballoon</text:p>
          </table:table-cell>
          <table:table-cell table:style-name="Gnumeric-default"/>
          <table:table-cell table:style-name="Gnumeric-default" table:formula="of:=CONCATENATE(&quot;a &quot;;[.B21];&quot; &quot;;[.C21];&quot; &quot;;[.D21])" office:value-type="string" office:string-value="a red dog in a hot airballoon">
            <text:p>a red dog in a hot airballoon</text:p>
          </table:table-cell>
          <table:table-cell table:style-name="Gnumeric-default"/>
          <table:table-cell table:style-name="Gnumeric-default" table:formula="of:=CONCATENATE(&quot;# &quot;;[.A21];CHAR(10);CHAR(10);&quot;- &quot;;[.F21];CHAR(10);CHAR(10);&quot;\pagebreak&quot;;CHAR(10))" office:value-type="string" office:string-value="# S&#10;&#10;- a red dog in a hot airballoon&#10;&#10;\pagebreak&#10;">
            <text:p># S<text:line-break/><text:line-break/>- a red dog in a hot airballoon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!</text:p>
          </table:table-cell>
          <table:table-cell table:style-name="Gnumeric-default" office:value-type="string">
            <text:p>red</text:p>
          </table:table-cell>
          <table:table-cell table:style-name="Gnumeric-default" office:value-type="string">
            <text:p>dog</text:p>
          </table:table-cell>
          <table:table-cell table:style-name="Gnumeric-default" office:value-type="string">
            <text:p>on a train </text:p>
          </table:table-cell>
          <table:table-cell table:style-name="Gnumeric-default"/>
          <table:table-cell table:style-name="Gnumeric-default" table:formula="of:=CONCATENATE(&quot;a &quot;;[.B22];&quot; &quot;;[.C22];&quot; &quot;;[.D22])" office:value-type="string" office:string-value="a red dog on a train ">
            <text:p>a red dog on a train </text:p>
          </table:table-cell>
          <table:table-cell table:style-name="Gnumeric-default"/>
          <table:table-cell table:style-name="Gnumeric-default" table:formula="of:=CONCATENATE(&quot;# &quot;;[.A22];CHAR(10);CHAR(10);&quot;- &quot;;[.F22];CHAR(10);CHAR(10);&quot;\pagebreak&quot;;CHAR(10))" office:value-type="string" office:string-value="# !&#10;&#10;- a red dog on a train &#10;&#10;\pagebreak&#10;">
            <text:p># !<text:line-break/><text:line-break/>- a red dog on a train 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!</text:p>
          </table:table-cell>
          <table:table-cell table:style-name="Gnumeric-default" office:value-type="string">
            <text:p>purple</text:p>
          </table:table-cell>
          <table:table-cell table:style-name="Gnumeric-default" office:value-type="string">
            <text:p>cat</text:p>
          </table:table-cell>
          <table:table-cell table:style-name="Gnumeric-default" office:value-type="string">
            <text:p>on a bike</text:p>
          </table:table-cell>
          <table:table-cell table:style-name="Gnumeric-default"/>
          <table:table-cell table:style-name="Gnumeric-default" table:formula="of:=CONCATENATE(&quot;a &quot;;[.B23];&quot; &quot;;[.C23];&quot; &quot;;[.D23])" office:value-type="string" office:string-value="a purple cat on a bike">
            <text:p>a purple cat on a bike</text:p>
          </table:table-cell>
          <table:table-cell table:style-name="Gnumeric-default"/>
          <table:table-cell table:style-name="Gnumeric-default" table:formula="of:=CONCATENATE(&quot;# &quot;;[.A23];CHAR(10);CHAR(10);&quot;- &quot;;[.F23];CHAR(10);CHAR(10);&quot;\pagebreak&quot;;CHAR(10))" office:value-type="string" office:string-value="# !&#10;&#10;- a purple cat on a bike&#10;&#10;\pagebreak&#10;">
            <text:p># !<text:line-break/><text:line-break/>- a purple cat on a bike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!</text:p>
          </table:table-cell>
          <table:table-cell table:style-name="Gnumeric-default" office:value-type="string">
            <text:p>purple</text:p>
          </table:table-cell>
          <table:table-cell table:style-name="Gnumeric-default" office:value-type="string">
            <text:p>cat</text:p>
          </table:table-cell>
          <table:table-cell table:style-name="Gnumeric-default" office:value-type="string">
            <text:p>on a train</text:p>
          </table:table-cell>
          <table:table-cell table:style-name="Gnumeric-default"/>
          <table:table-cell table:style-name="Gnumeric-default" table:formula="of:=CONCATENATE(&quot;a &quot;;[.B24];&quot; &quot;;[.C24];&quot; &quot;;[.D24])" office:value-type="string" office:string-value="a purple cat on a train">
            <text:p>a purple cat on a train</text:p>
          </table:table-cell>
          <table:table-cell table:style-name="Gnumeric-default"/>
          <table:table-cell table:style-name="Gnumeric-default" table:formula="of:=CONCATENATE(&quot;# &quot;;[.A24];CHAR(10);CHAR(10);&quot;- &quot;;[.F24];CHAR(10);CHAR(10);&quot;\pagebreak&quot;;CHAR(10))" office:value-type="string" office:string-value="# !&#10;&#10;- a purple cat on a train&#10;&#10;\pagebreak&#10;">
            <text:p># !<text:line-break/><text:line-break/>- a purple cat on a train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!</text:p>
          </table:table-cell>
          <table:table-cell table:style-name="Gnumeric-default" office:value-type="string">
            <text:p>purple</text:p>
          </table:table-cell>
          <table:table-cell table:style-name="Gnumeric-default" office:value-type="string">
            <text:p>dog</text:p>
          </table:table-cell>
          <table:table-cell table:style-name="Gnumeric-default" office:value-type="string">
            <text:p>on a bike</text:p>
          </table:table-cell>
          <table:table-cell table:style-name="Gnumeric-default"/>
          <table:table-cell table:style-name="Gnumeric-default" table:formula="of:=CONCATENATE(&quot;a &quot;;[.B25];&quot; &quot;;[.C25];&quot; &quot;;[.D25])" office:value-type="string" office:string-value="a purple dog on a bike">
            <text:p>a purple dog on a bike</text:p>
          </table:table-cell>
          <table:table-cell table:style-name="Gnumeric-default"/>
          <table:table-cell table:style-name="Gnumeric-default" table:formula="of:=CONCATENATE(&quot;# &quot;;[.A25];CHAR(10);CHAR(10);&quot;- &quot;;[.F25];CHAR(10);CHAR(10);&quot;\pagebreak&quot;;CHAR(10))" office:value-type="string" office:string-value="# !&#10;&#10;- a purple dog on a bike&#10;&#10;\pagebreak&#10;">
            <text:p># !<text:line-break/><text:line-break/>- a purple dog on a bike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!</text:p>
          </table:table-cell>
          <table:table-cell table:style-name="Gnumeric-default" office:value-type="string">
            <text:p>purple</text:p>
          </table:table-cell>
          <table:table-cell table:style-name="Gnumeric-default" office:value-type="string">
            <text:p>dog</text:p>
          </table:table-cell>
          <table:table-cell table:style-name="Gnumeric-default" office:value-type="string">
            <text:p>on a train</text:p>
          </table:table-cell>
          <table:table-cell table:style-name="Gnumeric-default"/>
          <table:table-cell table:style-name="Gnumeric-default" table:formula="of:=CONCATENATE(&quot;a &quot;;[.B26];&quot; &quot;;[.C26];&quot; &quot;;[.D26])" office:value-type="string" office:string-value="a purple dog on a train">
            <text:p>a purple dog on a train</text:p>
          </table:table-cell>
          <table:table-cell table:style-name="Gnumeric-default"/>
          <table:table-cell table:style-name="Gnumeric-default" table:formula="of:=CONCATENATE(&quot;# &quot;;[.A26];CHAR(10);CHAR(10);&quot;- &quot;;[.F26];CHAR(10);CHAR(10);&quot;\pagebreak&quot;;CHAR(10))" office:value-type="string" office:string-value="# !&#10;&#10;- a purple dog on a train&#10;&#10;\pagebreak&#10;">
            <text:p># !<text:line-break/><text:line-break/>- a purple dog on a train<text:line-break/><text:line-break/>\pagebreak<text:line-break/></text:p>
          </table:table-cell>
          <table:table-cell table:number-columns-repeated="120" table:style-name="Gnumeric-default"/>
        </table:table-row>
        <table:table-row table:style-name="AROW-0" table:number-rows-repeated="102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7" gnm:cursor-row="21">
          <gnm:selection gnm:start-col="7" gnm:start-row="21" gnm:end-col="7" gnm:end-row="2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ohn Shearer</dc:creator>
    <dc:date>2015-09-16T11:10:02Z</dc:date>
    <meta:creation-date>2015-09-15T15:38:33Z</meta:creation-date>
    <meta:editing-cycles>1</meta:editing-cycles>
    <meta:editing-duration>PT5M32S</meta:editing-duration>
    <meta:generator>gnumeric/1.12.18</meta:generator>
    <meta:initial-creator>John Shearer</meta:initial-creator>
  </office:meta>
</office:document-meta>
</file>